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05cm" fo:break-before="auto" style:use-optimal-row-height="false"/>
    </style:style>
    <style:style style:name="ro2" style:family="table-row">
      <style:table-row-properties style:row-height="0.684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gr1" style:family="graphic">
      <style:graphic-properties draw:marker-end="Arrowheads_20_1" draw:textarea-horizontal-align="center" draw:textarea-vertical-align="middle"/>
    </style:style>
    <style:style style:name="gr2" style:family="graphic">
      <style:graphic-properties draw:textarea-horizontal-align="center" draw:textarea-vertical-align="middle"/>
    </style:style>
    <style:style style:name="gr3" style:family="graphic">
      <style:graphic-properties draw:fill="solid" draw:fill-color="#729fcf" draw:textarea-horizontal-align="center" draw:textarea-vertical-align="middle"/>
    </style:style>
    <style:style style:name="gr4" style:family="graphic">
      <style:graphic-properties draw:fill="solid" draw:fill-color="#009933" draw:textarea-horizontal-align="center" draw:textarea-vertical-align="middle"/>
    </style:style>
    <style:style style:name="gr5" style:family="graphic">
      <style:graphic-properties draw:fill="solid" draw:fill-color="#2c001e" draw:textarea-horizontal-align="center" draw:textarea-vertical-align="middle"/>
    </style:style>
    <style:style style:name="gr6" style:family="graphic">
      <style:graphic-properties draw:fill="solid" draw:fill-color="#ff66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rect draw:z-index="0" draw:style-name="gr1" draw:text-style-name="P1" svg:width="3.301cm" svg:height="0.375cm" svg:x="5.173cm" svg:y="1.69cm">
            <text:p/>
          </draw:rect>
          <draw:rect draw:z-index="1" draw:style-name="gr2" draw:text-style-name="P1" svg:width="3.301cm" svg:height="0.375cm" svg:x="5.173cm" svg:y="2.488cm">
            <text:p/>
          </draw:rect>
          <draw:rect draw:z-index="2" draw:style-name="gr2" draw:text-style-name="P1" svg:width="3.301cm" svg:height="0.375cm" svg:x="5.209cm" svg:y="3.282cm">
            <text:p/>
          </draw:rect>
          <draw:rect draw:z-index="3" draw:style-name="gr3" draw:text-style-name="P1" svg:width="3.488cm" svg:height="0.375cm" svg:x="8.465cm" svg:y="4.11cm">
            <text:p/>
          </draw:rect>
          <draw:rect draw:z-index="4" draw:style-name="gr3" draw:text-style-name="P1" svg:width="3.469cm" svg:height="0.375cm" svg:x="8.484cm" svg:y="5.688cm">
            <text:p/>
          </draw:rect>
          <draw:rect draw:z-index="5" draw:style-name="gr3" draw:text-style-name="P1" svg:width="3.332cm" svg:height="0.375cm" svg:x="11.978cm" svg:y="6.488cm">
            <text:p/>
          </draw:rect>
          <draw:rect draw:z-index="6" draw:style-name="gr2" draw:text-style-name="P1" svg:width="3.312cm" svg:height="0.347cm" svg:x="11.971cm" svg:y="4.913cm">
            <text:p/>
          </draw:rect>
          <draw:rect draw:z-index="7" draw:style-name="gr2" draw:text-style-name="P1" svg:width="3.322cm" svg:height="0.347cm" svg:x="11.979cm" svg:y="7.311cm">
            <text:p/>
          </draw:rect>
          <draw:rect draw:z-index="8" draw:style-name="gr2" draw:text-style-name="P1" svg:width="3.322cm" svg:height="0.347cm" svg:x="11.961cm" svg:y="8.139cm">
            <text:p/>
          </draw:rect>
          <draw:rect draw:z-index="9" draw:style-name="gr2" draw:text-style-name="P1" svg:width="2.25cm" svg:height="0.375cm" svg:x="15.313cm" svg:y="8.898cm">
            <text:p/>
          </draw:rect>
          <draw:rect draw:z-index="10" draw:style-name="gr2" draw:text-style-name="P1" svg:width="2.243cm" svg:height="0.375cm" svg:x="15.302cm" svg:y="9.72cm">
            <text:p/>
          </draw:rect>
          <draw:rect draw:z-index="11" draw:style-name="gr2" draw:text-style-name="P1" svg:width="3.266cm" svg:height="0.374cm" svg:x="5.175cm" svg:y="12.086cm">
            <text:p/>
          </draw:rect>
          <draw:rect draw:z-index="12" draw:style-name="gr2" draw:text-style-name="P1" svg:width="3.491cm" svg:height="0.348cm" svg:x="8.443cm" svg:y="12.947cm">
            <text:p/>
          </draw:rect>
          <draw:rect draw:z-index="13" draw:style-name="gr2" draw:text-style-name="P1" svg:width="2.232cm" svg:height="0.428cm" svg:x="15.314cm" svg:y="11.245cm">
            <text:p/>
          </draw:rect>
          <draw:rect draw:z-index="14" draw:style-name="gr2" draw:text-style-name="P1" svg:width="2.248cm" svg:height="0.428cm" svg:x="15.316cm" svg:y="10.449cm">
            <text:p/>
          </draw:rect>
          <draw:rect draw:z-index="15" draw:style-name="gr4" draw:text-style-name="P1" svg:width="6.372cm" svg:height="0.102cm" draw:transform="rotate (-3.14159265358979) translate (14.832cm 2.077cm)">
            <text:p/>
          </draw:rect>
          <draw:rect draw:z-index="16" draw:style-name="gr5" draw:text-style-name="P1" svg:width="0.475cm" svg:height="0.102cm" draw:transform="rotate (-3.14159265358979) translate (8.466cm 4.47cm)">
            <text:p/>
          </draw:rect>
          <draw:rect draw:z-index="17" draw:style-name="gr5" draw:text-style-name="P1" svg:width="0.073cm" svg:height="7.734cm" svg:x="7.93cm" svg:y="4.349cm">
            <text:p/>
          </draw:rect>
          <draw:rect draw:z-index="18" draw:style-name="gr5" draw:text-style-name="P1" svg:width="0.475cm" svg:height="0.102cm" draw:transform="rotate (-3.14159265358979) translate (8.486cm 6.057cm)">
            <text:p/>
          </draw:rect>
          <draw:rect draw:z-index="19" draw:style-name="gr5" draw:text-style-name="P1" svg:width="0.475cm" svg:height="0.102cm" draw:transform="rotate (-3.14159265358979) translate (11.963cm 5.254cm)">
            <text:p/>
          </draw:rect>
          <draw:rect draw:z-index="20" draw:style-name="gr5" draw:text-style-name="P1" svg:width="0.475cm" svg:height="0.102cm" draw:transform="rotate (-3.14159265358979) translate (11.963cm 6.877cm)">
            <text:p/>
          </draw:rect>
          <draw:rect draw:z-index="21" draw:style-name="gr5" draw:text-style-name="P1" svg:width="0.475cm" svg:height="0.102cm" draw:transform="rotate (-3.14159265358979) translate (11.963cm 7.661cm)">
            <text:p/>
          </draw:rect>
          <draw:rect draw:z-index="22" draw:style-name="gr5" draw:text-style-name="P1" svg:width="0.475cm" svg:height="0.102cm" draw:transform="rotate (-3.14159265358979) translate (11.944cm 8.463cm)">
            <text:p/>
          </draw:rect>
          <draw:rect draw:z-index="23" draw:style-name="gr5" draw:text-style-name="P1" svg:width="0.073cm" svg:height="8.467cm" svg:x="11.397cm" svg:y="4.493cm">
            <text:p/>
          </draw:rect>
          <draw:rect draw:z-index="24" draw:style-name="gr5" draw:text-style-name="P1" svg:width="0.475cm" svg:height="0.102cm" draw:transform="rotate (-3.14159265358979) translate (8.468cm 13.296cm)">
            <text:p/>
          </draw:rect>
          <draw:rect draw:z-index="25" draw:style-name="gr5" draw:text-style-name="P1" svg:width="0.073cm" svg:height="0.801cm" svg:x="7.938cm" svg:y="12.481cm">
            <text:p/>
          </draw:rect>
          <draw:rect draw:z-index="26" draw:style-name="gr4" draw:text-style-name="P1" svg:width="0.073cm" svg:height="8.13cm" svg:x="14.801cm" svg:y="1.958cm">
            <text:p/>
          </draw:rect>
          <draw:rect draw:z-index="27" draw:style-name="gr4" draw:text-style-name="P1" svg:width="6.372cm" svg:height="0.102cm" draw:transform="rotate (-3.14159265358979) translate (14.874cm 2.866cm)">
            <text:p/>
          </draw:rect>
          <draw:rect draw:z-index="28" draw:style-name="gr4" draw:text-style-name="P1" svg:width="6.372cm" svg:height="0.102cm" draw:transform="rotate (-3.14159265358979) translate (14.891cm 3.669cm)">
            <text:p/>
          </draw:rect>
          <draw:rect draw:z-index="29" draw:style-name="gr4" draw:text-style-name="P1" svg:width="0.401cm" svg:height="0.102cm" draw:transform="rotate (-3.14159265358979) translate (15.311cm 9.267cm)">
            <text:p/>
          </draw:rect>
          <draw:rect draw:z-index="30" draw:style-name="gr4" draw:text-style-name="P1" svg:width="0.401cm" svg:height="0.102cm" draw:transform="rotate (-3.14159265358979) translate (15.276cm 10.105cm)">
            <text:p/>
          </draw:rect>
          <draw:rect draw:z-index="31" draw:style-name="gr2" draw:text-style-name="P1" svg:width="3.386cm" svg:height="0.374cm" svg:x="17.604cm" svg:y="13.697cm">
            <text:p/>
          </draw:rect>
          <draw:rect draw:z-index="32" draw:style-name="gr2" draw:text-style-name="P1" svg:width="2.238cm" svg:height="0.374cm" svg:x="21.009cm" svg:y="14.534cm">
            <text:p/>
          </draw:rect>
          <draw:rect draw:z-index="33" draw:style-name="gr5" draw:text-style-name="P1" svg:width="0.475cm" svg:height="0.102cm" draw:transform="rotate (-3.14159265358979) translate (15.768cm 5.25cm)">
            <text:p/>
          </draw:rect>
          <draw:rect draw:z-index="34" draw:style-name="gr5" draw:text-style-name="P1" svg:width="0.475cm" svg:height="0.102cm" draw:transform="rotate (-3.14159265358979) translate (15.804cm 6.889cm)">
            <text:p/>
          </draw:rect>
          <draw:rect draw:z-index="35" draw:style-name="gr5" draw:text-style-name="P1" svg:width="0.475cm" svg:height="0.102cm" draw:transform="rotate (-3.14159265358979) translate (15.769cm 7.672cm)">
            <text:p/>
          </draw:rect>
          <draw:rect draw:z-index="36" draw:style-name="gr5" draw:text-style-name="P1" svg:width="0.475cm" svg:height="0.102cm" draw:transform="rotate (-3.14159265358979) translate (15.75cm 8.456cm)">
            <text:p/>
          </draw:rect>
          <draw:rect draw:z-index="37" draw:style-name="gr5" draw:text-style-name="P1" svg:width="0.073cm" svg:height="6.118cm" svg:x="15.712cm" svg:y="5.147cm">
            <text:p/>
          </draw:rect>
          <draw:rect draw:z-index="38" draw:style-name="gr6" draw:text-style-name="P1" svg:width="0.401cm" svg:height="0.102cm" draw:transform="rotate (-3.14159265358979) translate (17.988cm 9.257cm)">
            <text:p/>
          </draw:rect>
          <draw:rect draw:z-index="39" draw:style-name="gr6" draw:text-style-name="P1" svg:width="0.401cm" svg:height="0.102cm" draw:transform="rotate (-3.14159265358979) translate (17.969cm 10.06cm)">
            <text:p/>
          </draw:rect>
          <draw:rect draw:z-index="40" draw:style-name="gr6" draw:text-style-name="P1" svg:width="0.401cm" svg:height="0.102cm" draw:transform="rotate (-3.14159265358979) translate (21.411cm 14.067cm)">
            <text:p/>
          </draw:rect>
          <draw:rect draw:z-index="41" draw:style-name="gr6" draw:text-style-name="P1" svg:width="0.401cm" svg:height="0.102cm" draw:transform="rotate (-3.14159265358979) translate (17.952cm 10.859cm)">
            <text:p/>
          </draw:rect>
          <draw:rect draw:z-index="42" draw:style-name="gr6" draw:text-style-name="P1" svg:width="0.401cm" svg:height="0.102cm" draw:transform="rotate (-3.14159265358979) translate (17.933cm 11.68cm)">
            <text:p/>
          </draw:rect>
          <draw:rect draw:z-index="43" draw:style-name="gr6" draw:text-style-name="P1" svg:width="0.073cm" svg:height="4.638cm" svg:x="17.969cm" svg:y="9.138cm">
            <text:p/>
          </draw:rect>
          <draw:rect draw:z-index="44" draw:style-name="gr6" draw:text-style-name="P1" svg:width="0.073cm" svg:height="0.614cm" svg:x="21.338cm" svg:y="13.983cm">
            <text:p/>
          </draw:rect>
        </table:shapes>
        <table:table-column table:style-name="co1" table:default-cell-style-name="ce2"/>
        <table:table-column table:style-name="co2" table:number-columns-repeated="11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TASK</text:p>
          </table:table-cell>
          <table:table-cell table:style-name="ce3" office:value-type="string" calcext:value-type="string" table:number-columns-spanned="3" table:number-rows-spanned="1">
            <text:p>January</text:p>
          </table:table-cell>
          <table:covered-table-cell table:number-columns-repeated="2" table:style-name="ce1"/>
          <table:table-cell table:style-name="ce3" office:value-type="string" calcext:value-type="string" table:number-columns-spanned="4" table:number-rows-spanned="1">
            <text:p>February</text:p>
          </table:table-cell>
          <table:covered-table-cell table:number-columns-repeated="3" table:style-name="ce1"/>
          <table:table-cell table:style-name="ce3" office:value-type="string" calcext:value-type="string" table:number-columns-spanned="4" table:number-rows-spanned="1">
            <text:p>March</text:p>
          </table:table-cell>
          <table:covered-table-cell table:number-columns-repeated="3" table:style-name="ce1"/>
        </table:table-row>
        <table:table-row table:style-name="ro2">
          <table:covered-table-cell/>
          <table:table-cell table:style-name="ce1" office:value-type="string" calcext:value-type="string">
            <text:p>Week 2</text:p>
          </table:table-cell>
          <table:table-cell table:style-name="ce1" office:value-type="string" calcext:value-type="string">
            <text:p>Week 3</text:p>
          </table:table-cell>
          <table:table-cell table:style-name="ce1" office:value-type="string" calcext:value-type="string">
            <text:p>Week 4</text:p>
          </table:table-cell>
          <table:table-cell table:style-name="ce1" office:value-type="string" calcext:value-type="string">
            <text:p>Week 1</text:p>
          </table:table-cell>
          <table:table-cell table:style-name="ce1" office:value-type="string" calcext:value-type="string">
            <text:p>Week 2</text:p>
          </table:table-cell>
          <table:table-cell table:style-name="ce1" office:value-type="string" calcext:value-type="string">
            <text:p>Week 3</text:p>
          </table:table-cell>
          <table:table-cell table:style-name="ce1" office:value-type="string" calcext:value-type="string">
            <text:p>Week 4</text:p>
          </table:table-cell>
          <table:table-cell table:style-name="ce1" office:value-type="string" calcext:value-type="string">
            <text:p>Week 1</text:p>
          </table:table-cell>
          <table:table-cell table:style-name="ce1" office:value-type="string" calcext:value-type="string">
            <text:p>Week 2</text:p>
          </table:table-cell>
          <table:table-cell table:style-name="ce1" office:value-type="string" calcext:value-type="string">
            <text:p>Week 3</text:p>
          </table:table-cell>
          <table:table-cell table:style-name="ce1" office:value-type="string" calcext:value-type="string">
            <text:p>Week 4</text:p>
          </table:table-cell>
        </table:table-row>
        <table:table-row table:style-name="ro3">
          <table:table-cell office:value-type="string" calcext:value-type="string">
            <text:p>Send Messag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Read Messag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Delete Messag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reate Post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Download Attachment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Delete Post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omment on Post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Edit Comment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Delete Comment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Add Friend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Remove Friend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Admin Post Approval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Admin Post Deletio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lassroom Pag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lassroom Feed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First Full Integratio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Final Integration</text:p>
          </table:table-cell>
          <table:table-cell table:number-columns-repeated="11"/>
        </table:table-row>
        <table:table-row table:style-name="ro4" table:number-rows-repeated="1048556">
          <table:table-cell table:number-columns-repeated="12"/>
        </table:table-row>
        <table:table-row table:style-name="ro4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PH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1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1T20:39:52.542048758</meta:creation-date>
    <dc:date>2015-01-11T22:20:29.649523185</dc:date>
    <meta:editing-duration>PT8M45S</meta:editing-duration>
    <meta:editing-cycles>1</meta:editing-cycles>
    <meta:document-statistic meta:table-count="1" meta:cell-count="32" meta:object-count="45"/>
    <meta:generator>LibreOffice/4.2.7.2$Linux_X86_64 LibreOffice_project/420m0$Build-2</meta:generator>
  </office:meta>
</office:document-meta>
</file>